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B0000017E51D70AAC13AF1AF5.png" manifest:media-type="image/png"/>
  <manifest:file-entry manifest:full-path="Pictures/10000201000000AA00000073A680538CFA5146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6cm" draw:marker-end-width="0.26cm" draw:fill="solid" draw:fill-color="#ffffd7" draw:textarea-horizontal-align="justify" draw:textarea-vertical-align="middle" draw:auto-grow-height="false" fo:min-height="0.758cm" fo:min-width="3.846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6cm" draw:marker-end-width="0.26cm" draw:fill="solid" draw:fill-color="#ffd7d7" draw:textarea-horizontal-align="justify" draw:textarea-vertical-align="middle" draw:auto-grow-height="false" fo:min-height="0.738cm" fo:min-width="3.826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6cm" draw:marker-end-width="0.26cm" draw:fill="solid" draw:fill-color="#dee6ef" draw:textarea-horizontal-align="justify" draw:textarea-vertical-align="middle" draw:auto-grow-height="false" fo:min-height="0.738cm" fo:min-width="3.826cm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3465a4" draw:fill="solid" draw:fill-color="#dee6ef" draw:shadow="hidden" style:mirror="none"/>
    </style:style>
    <style:style style:name="gr5" style:family="graphic" style:parent-style-name="objectwithoutfill">
      <style:graphic-properties svg:stroke-width="0.02cm" svg:stroke-color="#000000" draw:marker-start-width="0.23cm" draw:marker-end-width="0.23cm" draw:fill="solid" draw:fill-color="#dee6ef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-width="0.23cm" draw:marker-end-width="0.23cm" draw:fill="solid" draw:fill-color="#fff5ce" draw:textarea-horizontal-align="justify" draw:textarea-vertical-align="middle" draw:auto-grow-height="false" fo:min-height="1.13cm" fo:min-width="3.48cm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000000" draw:marker-start-width="0.23cm" draw:marker-end-width="0.23cm" draw:fill="solid" draw:fill-color="#fff5ce" draw:textarea-horizontal-align="justify" draw:textarea-vertical-align="middle" draw:auto-grow-height="false" fo:min-height="1.13cm" fo:min-width="3.48cm" fo:padding-top="0.135cm" fo:padding-bottom="0.135cm" fo:padding-left="0.26cm" fo:padding-right="0.26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dash" draw:stroke-dash="Fine_20_Dashed"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000000" draw:marker-start-width="0.23cm" draw:marker-end-width="0.23cm" draw:fill="solid" draw:fill-color="#fff5ce" draw:textarea-horizontal-align="justify" draw:textarea-vertical-align="middle" draw:auto-grow-height="false" fo:min-height="0.63cm" fo:min-width="7.08cm" fo:padding-top="0.135cm" fo:padding-bottom="0.135cm" fo:padding-left="0.26cm" fo:padding-right="0.26cm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d7d7" draw:textarea-horizontal-align="justify" draw:textarea-vertical-align="middle" draw:auto-grow-height="false" fo:min-height="0.63cm" fo:min-width="7.08cm" fo:padding-top="0.135cm" fo:padding-bottom="0.135cm" fo:padding-left="0.26cm" fo:padding-right="0.26cm"/>
    </style:style>
    <style:style style:name="gr12" style:family="graphic" style:parent-style-name="standard">
      <style:graphic-properties svg:stroke-width="0.02cm" svg:stroke-color="#000000" draw:marker-start-width="0.23cm" draw:marker-end-width="0.23cm" draw:fill="solid" draw:fill-color="#dee6ef" draw:textarea-horizontal-align="justify" draw:textarea-vertical-align="middle" draw:auto-grow-height="false" fo:min-height="0.63cm" fo:min-width="7.08cm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d7d7"/>
      <style:paragraph-properties fo:text-align="center"/>
    </style:style>
    <style:style style:name="P3" style:family="paragraph">
      <loext:graphic-properties draw:fill="solid" draw:fill-color="#dee6ef"/>
      <style:paragraph-properties fo:text-align="center"/>
    </style:style>
    <style:style style:name="P4" style:family="paragraph">
      <loext:graphic-properties draw:fill="solid" draw:fill-color="#dee6ef"/>
    </style:style>
    <style:style style:name="P5" style:family="paragraph">
      <loext:graphic-properties draw:fill="solid" draw:fill-color="#fff5c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5ce"/>
      <style:paragraph-properties fo:text-align="center"/>
      <style:text-properties style:font-name="Times New Roman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d7d7"/>
      <style:paragraph-properties fo:text-align="center"/>
      <style:text-properties style:font-name="Times New Roman" fo:font-size="14pt" style:font-size-asian="14pt" style:font-size-complex="14pt"/>
    </style:style>
    <style:style style:name="P10" style:family="paragraph">
      <loext:graphic-properties draw:fill="solid" draw:fill-color="#dee6ef"/>
      <style:paragraph-properties fo:text-align="center"/>
      <style:text-properties style:font-name="Times New Roman" fo:font-size="14pt" style:font-size-asian="14pt" style:font-size-complex="14pt"/>
    </style:style>
    <style:style style:name="P11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cm" svg:height="1.6cm" svg:x="0.1cm" svg:y="1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6.9cm" svg:height="1.6cm" svg:x="0.101cm" svg:y="5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.9cm" svg:height="1.6cm" svg:x="0.102cm" svg:y="10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1.069cm" svg:height="0.723cm" svg:x="1.631cm" svg:y="10.7cm">
          <draw:image xlink:href="Pictures/10000201000000AA00000073A680538CFA514620.png" xlink:type="simple" xlink:show="embed" xlink:actuate="onLoad" loext:mime-type="image/png">
            <text:p/>
          </draw:image>
        </draw:frame>
        <draw:frame draw:style-name="gr4" draw:text-style-name="P4" draw:layer="layout" svg:width="1.069cm" svg:height="0.723cm" svg:x="3.932cm" svg:y="10.701cm">
          <draw:image xlink:href="Pictures/10000201000000AA00000073A680538CFA514620.png" xlink:type="simple" xlink:show="embed" xlink:actuate="onLoad" loext:mime-type="image/png">
            <text:p/>
          </draw:image>
        </draw:frame>
        <draw:line draw:style-name="gr5" draw:text-style-name="P3" draw:layer="layout" svg:x1="2.652cm" svg:y1="11.052cm" svg:x2="3.952cm" svg:y2="11.052cm">
          <text:p/>
        </draw:line>
        <draw:custom-shape draw:style-name="gr6" draw:text-style-name="P5" draw:layer="layout" svg:width="4cm" svg:height="1.4cm" svg:x="1.9cm" svg:y="0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cm" svg:height="1.4cm" svg:x="1.6cm" svg:y="1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.4cm" svg:x="1.3cm" svg:y="1.5cm">
          <text:p text:style-name="P6"><text:span text:style-name="T1">Сеткавыя</text:span><text:span text:style-name="T1"><text:line-break/></text:span><text:span text:style-name="T1">праграмы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238cm" svg:height="1.8cm" svg:x="2.254cm" svg:y="5.5cm">
          <draw:image xlink:href="Pictures/10000201000001DB0000017E51D70AAC13AF1AF5.png" xlink:type="simple" xlink:show="embed" xlink:actuate="onLoad" loext:mime-type="image/png">
            <text:p/>
          </draw:image>
        </draw:frame>
        <draw:line draw:style-name="gr9" draw:text-style-name="P8" draw:layer="layout" svg:x1="0.1cm" svg:y1="4.3cm" svg:x2="15.5cm" svg:y2="4.3cm">
          <text:p/>
        </draw:line>
        <draw:line draw:style-name="gr9" draw:text-style-name="P8" draw:layer="layout" svg:x1="0.1cm" svg:y1="9.2cm" svg:x2="15.5cm" svg:y2="9.2cm">
          <text:p/>
        </draw:line>
        <draw:custom-shape draw:style-name="gr10" draw:text-style-name="P7" draw:layer="layout" svg:width="7.6cm" svg:height="0.9cm" svg:x="7.6cm" svg:y="0.1cm">
          <text:p text:style-name="P6"><text:span text:style-name="T1">Сеткавыя праграмы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6cm" svg:height="0.9cm" svg:x="7.6cm" svg:y="1.4cm">
          <text:p text:style-name="P6"><text:span text:style-name="T1">Мовы праграмавання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7.6cm" svg:height="0.9cm" svg:x="7.6cm" svg:y="2.7cm">
          <text:p text:style-name="P6"><text:span text:style-name="T1">Віртуалізацыя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6cm" svg:height="0.9cm" svg:x="7.6cm" svg:y="5cm">
          <text:p text:style-name="P6"><text:span text:style-name="T1">Паўночны інтэрфейс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6cm" svg:height="0.9cm" svg:x="7.6cm" svg:y="6.3cm">
          <text:p text:style-name="P6"><text:span text:style-name="T1">Сеткавая аперацыйная сістэма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6cm" svg:height="0.9cm" svg:x="7.6cm" svg:y="7.6cm">
          <text:p text:style-name="P6"><text:span text:style-name="T1">Сеткавы гіпервізар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.6cm" svg:height="0.9cm" svg:x="7.6cm" svg:y="9.9cm">
          <text:p text:style-name="P6"><text:span text:style-name="T1">Паўднёвы інтэрфейс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.6cm" svg:height="0.9cm" svg:x="7.6cm" svg:y="11.2cm">
          <text:p text:style-name="P6"><text:span text:style-name="T1">Сеткавая інфраструктура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5.458cm" svg:height="0.817cm" svg:x="1.1cm" svg:y="-0.017cm">
          <draw:text-box>
            <text:p><text:span text:style-name="T1">Узровень менеджменту</text:span></text:p>
          </draw:text-box>
        </draw:frame>
        <draw:frame draw:style-name="gr13" draw:text-style-name="P11" draw:layer="layout" svg:width="4.65cm" svg:height="0.817cm" svg:x="1.301cm" svg:y="4.384cm">
          <draw:text-box>
            <text:p><text:span text:style-name="T1">Узровень </text:span><text:span text:style-name="T1">кіраванн</text:span><text:span text:style-name="T1">я</text:span></text:p>
          </draw:text-box>
        </draw:frame>
        <draw:frame draw:style-name="gr13" draw:text-style-name="P11" draw:layer="layout" svg:width="3.917cm" svg:height="0.817cm" svg:x="1.701cm" svg:y="9.285cm">
          <draw:text-box>
            <text:p><text:span text:style-name="T1">Узровень даных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5.5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4:00:12.847322311</meta:creation-date>
    <dc:date>2020-04-28T14:17:35.788955530</dc:date>
    <meta:editing-duration>PT17M19S</meta:editing-duration>
    <meta:editing-cycles>12</meta:editing-cycles>
    <meta:generator>LibreOffice/6.1.5.2$Linux_X86_64 LibreOffice_project/10$Build-2</meta:generator>
    <meta:document-statistic meta:object-count="23"/>
  </office:meta>
</office:document-meta>
</file>